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2.7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1484in"/>
    </style:style>
    <style:style style:name="co10" style:family="table-column">
      <style:table-column-properties fo:break-before="auto" style:column-width="2.9516in"/>
    </style:style>
    <style:style style:name="ro1" style:family="table-row">
      <style:table-row-properties style:row-height="0.3028in" fo:break-before="auto" style:use-optimal-row-height="true"/>
    </style:style>
    <style:style style:name="ro2" style:family="table-row">
      <style:table-row-properties style:row-height="0.4437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ro6" style:family="table-row">
      <style:table-row-properties style:row-height="0.7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/>
    </style:style>
    <style:style style:name="ce10" style:family="table-cell" style:parent-style-name="Default">
      <style:table-cell-properties fo:background-color="transparent" fo:border="0.74pt solid #000000"/>
      <style:text-properties style:use-window-font-color="true" style:font-name="Helvetica"/>
    </style:style>
    <style:style style:name="ce1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transparent" fo:wrap-option="wrap" style:vertical-align="middle"/>
      <style:text-properties style:use-window-font-color="true" style:font-name="Helvetica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font-name="Helvetica"/>
    </style:style>
    <style:style style:name="ce3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/>
    </style:style>
    <style:style style:name="ce49" style:family="table-cell" style:parent-style-name="Default" style:data-style-name="N104">
      <style:table-cell-properties fo:background-color="transparent" fo:wrap-option="wrap" fo:border="0.74pt solid #000000" style:vertical-align="middle"/>
      <style:text-properties style:use-window-font-color="true" style:font-name="Helvetica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/>
    </style:style>
    <style:style style:name="ce76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weight="bold" style:font-weight-asian="bold" style:font-weight-complex="bold"/>
    </style:style>
    <style:style style:name="ce77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/>
    </style:style>
    <style:style style:name="ce78" style:family="table-cell" style:parent-style-name="Default" style:data-style-name="N104">
      <style:table-cell-properties fo:background-color="transparent" fo:border="0.74pt solid #000000"/>
      <style:text-properties style:use-window-font-color="true" style:font-name="Helvetica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fo:margin-left="0in"/>
      <style:text-properties style:use-window-font-color="true" style:font-name="Helvetica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3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end" fo:margin-left="0in"/>
      <style:text-properties style:use-window-font-color="true" style:font-name="Helvetica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weight="bold" style:font-weight-asian="bold" style:font-weight-complex="bold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style:font-name-asian="DejaVu Sans" style:font-name-complex="DejaVu Sans"/>
    </style:style>
    <style:style style:name="ce8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 style:font-name="Helvetica"/>
    </style:style>
    <style:style style:name="ce8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/>
    </style:style>
    <style:style style:name="ce96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style:font-name-asian="DejaVu Sans" style:font-name-complex="DejaVu Sans"/>
    </style:style>
    <style:style style:name="ce9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style:font-name-asian="DejaVu Sans" style:font-name-complex="DejaVu Sans"/>
    </style:style>
    <style:style style:name="ce99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size="10pt" style:font-size-asian="10pt" style:font-size-complex="10pt"/>
    </style:style>
    <style:style style:name="ce101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ackground-color="transparent" fo:border="0.74pt solid #000000"/>
      <style:text-properties style:use-window-font-color="true" style:font-name="Helvetica" fo:font-size="10pt" style:font-size-asian="10pt" style:font-size-complex="10pt"/>
    </style:style>
    <style:style style:name="ce103" style:family="table-cell" style:parent-style-name="Default">
      <style:table-cell-properties fo:border="0.74pt solid #000000"/>
      <style:text-properties style:font-name="Helvetica" fo:font-size="10pt" style:font-size-asian="10pt" style:font-size-complex="10pt"/>
    </style:style>
    <style:style style:name="ce51" style:family="table-cell" style:parent-style-name="Default">
      <style:table-cell-properties fo:background-color="transparent" fo:wrap-option="wrap" style:vertical-align="middle"/>
      <style:text-properties style:use-window-font-color="true" style:font-name="Helvetica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font-name="Helvetica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107" style:family="table-cell" style:parent-style-name="Default" style:data-style-name="N104">
      <style:table-cell-properties fo:background-color="transparent" fo:wrap-option="wrap" fo:border="0.74pt solid #000000" style:vertical-align="middle"/>
      <style:text-properties style:use-window-font-color="true" style:font-name="Helvetica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 fo:font-size="10pt" style:font-size-asian="10pt" style:font-size-complex="10pt"/>
    </style:style>
    <style:style style:name="ce109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 fo:font-size="10pt" style:font-size-asian="10pt" style:font-size-complex="10pt"/>
    </style:style>
    <style:style style:name="ce111" style:family="table-cell" style:parent-style-name="Default" style:data-style-name="N104">
      <style:table-cell-properties fo:background-color="transparent" fo:border="0.74pt solid #000000"/>
      <style:text-properties style:use-window-font-color="true" style:font-name="Helvetica" fo:font-size="10pt" style:font-size-asian="10pt" style:font-size-complex="10pt"/>
    </style:style>
    <style:style style:name="ce112" style:family="table-cell" style:parent-style-name="Default" style:data-style-name="N104">
      <style:table-cell-properties fo:wrap-option="wrap" fo:border="0.74pt solid #000000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>
      <style:table-cell-properties fo:border="0.74pt solid #000000"/>
      <style:text-properties style:font-name="Helvetica" fo:font-size="10pt" style:font-size-asian="10pt" style:font-size-complex="10pt"/>
    </style:style>
    <style:style style:name="ce114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 fo:font-size="10pt" style:font-name-asian="DejaVu Sans" style:font-size-asian="10pt" style:font-name-complex="DejaVu Sans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in"/>
      <style:text-properties style:font-name="Helvetica" fo:font-size="10pt" style:font-size-asian="10pt" style:font-size-complex="10pt"/>
    </style:style>
    <style:style style:name="ce60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end" fo:margin-left="0in"/>
      <style:text-properties style:use-window-font-color="true" style:font-name="Helvetica" fo:font-size="10pt" style:font-size-asian="10pt" style:font-size-complex="10pt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119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style:font-name-asian="DejaVu Sans" style:font-size-asian="10pt" style:font-name-complex="DejaVu Sans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Helvetica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style:font-name-asian="DejaVu Sans" style:font-size-asian="10pt" style:font-name-complex="DejaVu Sans" style:font-size-complex="10pt"/>
    </style:style>
    <style:style style:name="ce127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size="10pt" style:font-name-asian="DejaVu Sans" style:font-size-asian="10pt" style:font-name-complex="DejaVu Sans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-Reservoir-DIY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33"/>
        <table:table-column table:style-name="co5" table:default-cell-style-name="ce33"/>
        <table:table-column table:style-name="co6" table:default-cell-style-name="ce39"/>
        <table:table-column table:style-name="co7" table:default-cell-style-name="ce22"/>
        <table:table-column table:style-name="co8" table:default-cell-style-name="ce22"/>
        <table:table-column table:style-name="co9" table:default-cell-style-name="ce7"/>
        <table:table-column table:style-name="co10" table:default-cell-style-name="ce7"/>
        <table:table-column table:style-name="co3" table:number-columns-repeated="16373" table:default-cell-style-name="ce7"/>
        <table:table-row table:style-name="ro1"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QTY (build)</text:p>
          </table:table-cell>
          <table:table-cell table:style-name="ce5" office:value-type="string" calcext:value-type="string">
            <text:p>QTY (purchase)</text:p>
          </table:table-cell>
          <table:table-cell table:style-name="ce76" office:value-type="string" calcext:value-type="string">
            <text:p>Unit Price</text:p>
          </table:table-cell>
          <table:table-cell table:style-name="ce76" office:value-type="string" calcext:value-type="string">
            <text:p>Total Price</text:p>
          </table:table-cell>
          <table:table-cell table:style-name="ce82" office:value-type="string" calcext:value-type="string">
            <text:p>SKU </text:p>
          </table:table-cell>
          <table:table-cell table:style-name="ce94" office:value-type="string" calcext:value-type="string">
            <text:p>Link</text:p>
          </table:table-cell>
          <table:table-cell table:style-name="ce94" office:value-type="string" calcext:value-type="string">
            <text:p>Manufacture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MNPT-Tube fitting</text:p>
          </table:table-cell>
          <table:table-cell table:style-name="ce6" office:value-type="string" calcext:value-type="string">
            <text:p>1/8” MNPT x 1/8” tube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77" office:value-type="currency" office:currency="USD" office:value="5.5" calcext:value-type="currency">
            <text:p>$5.50</text:p>
          </table:table-cell>
          <table:table-cell table:style-name="ce77" table:formula="of:=[.D2]*[.E2]" office:value-type="currency" office:currency="USD" office:value="49.5" calcext:value-type="currency">
            <text:p>$49.50</text:p>
          </table:table-cell>
          <table:table-cell table:style-name="ce83" office:value-type="string" calcext:value-type="string">
            <text:p>B-200-1-2</text:p>
          </table:table-cell>
          <table:table-cell table:style-name="ce40" office:value-type="string" calcext:value-type="string">
            <text:p><text:a xlink:href="https://products.swagelok.com/en/c/straights/p/B-200-1-2" xlink:type="simple">https://products.swagelok.com/en/c/straights/p/B-200-1-2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omes w/ Nuts and Ferrul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Nut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56" calcext:value-type="currency">
            <text:p>$1.56</text:p>
          </table:table-cell>
          <table:table-cell table:style-name="ce77" table:formula="of:=[.D3]*[.E3]" office:value-type="currency" office:currency="USD" office:value="15.6" calcext:value-type="currency">
            <text:p>$15.60</text:p>
          </table:table-cell>
          <table:table-cell table:style-name="ce83" office:value-type="string" calcext:value-type="string">
            <text:p>B-202-1</text:p>
          </table:table-cell>
          <table:table-cell table:style-name="ce40" office:value-type="string" calcext:value-type="string">
            <text:p><text:a xlink:href="https://products.swagelok.com/en/c/female-nuts/p/B-202-1" xlink:type="simple">https://products.swagelok.com/en/c/female-nuts/p/B-202-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ferrule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7" calcext:value-type="currency">
            <text:p>$1.70</text:p>
          </table:table-cell>
          <table:table-cell table:style-name="ce77" table:formula="of:=[.D4]*[.E4]" office:value-type="currency" office:currency="USD" office:value="17" calcext:value-type="currency">
            <text:p>$17.00</text:p>
          </table:table-cell>
          <table:table-cell table:style-name="ce25" office:value-type="string" calcext:value-type="string">
            <text:p> B-200-SET</text:p>
          </table:table-cell>
          <table:table-cell table:style-name="ce40" office:value-type="string" calcext:value-type="string">
            <text:p><text:a xlink:href="https://products.swagelok.com/en/c/ferrule-sets/p/B-200-SET" xlink:type="simple">https://products.swagelok.com/en/c/ferrule-sets/p/B-200-SET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Swagelok bulkhead fitting</text:p>
          </table:table-cell>
          <table:table-cell table:style-name="ce6" office:value-type="string" calcext:value-type="string">
            <text:p>1/8” tube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16.83" calcext:value-type="currency">
            <text:p>$16.83</text:p>
          </table:table-cell>
          <table:table-cell table:style-name="ce77" table:formula="of:=[.D5]*[.E5]" office:value-type="currency" office:currency="USD" office:value="33.66" calcext:value-type="currency">
            <text:p>$33.66</text:p>
          </table:table-cell>
          <table:table-cell table:style-name="ce83" office:value-type="string" calcext:value-type="string">
            <text:p>B-200-61</text:p>
          </table:table-cell>
          <table:table-cell table:style-name="ce40" office:value-type="string" calcext:value-type="string">
            <text:p><text:a xlink:href="https://products.swagelok.com/en/c/straights/p/B-200-61" xlink:type="simple">https://products.swagelok.com/en/c/straights/p/B-200-6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an be substituted w/ thru-bore swagelok fitting, however tubing length for reservoir is fixed if done so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FNPT-MNPT standoff</text:p>
          </table:table-cell>
          <table:table-cell table:style-name="ce32" office:value-type="string" calcext:value-type="string">
            <text:p>1/8” FNPT x 1/8” MNPT</text:p>
          </table:table-cell>
          <table:table-cell table:style-name="ce72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9.99" calcext:value-type="currency">
            <text:p>$9.99</text:p>
          </table:table-cell>
          <table:table-cell table:style-name="ce77" table:formula="of:=[.D6]*[.E6]" office:value-type="currency" office:currency="USD" office:value="9.99" calcext:value-type="currency">
            <text:p>$9.99</text:p>
          </table:table-cell>
          <table:table-cell table:style-name="ce85" office:value-type="float" office:value="769018946082" calcext:value-type="float">
            <text:p>769018946082</text:p>
          </table:table-cell>
          <table:table-cell table:style-name="ce40" office:value-type="string" calcext:value-type="string">
            <text:p><text:a xlink:href="https://www.amazon.com/JSMOUID-Adapters-Extension-Connectors-Bathroom/dp/B0DXCZHD25" xlink:type="simple">https://www.amazon.com/JSMOUID-Adapters-Extension-Connectors-Bathroom/dp/B0DXCZHD25</text:a> </text:p>
          </table:table-cell>
          <table:table-cell table:style-name="ce40" office:value-type="string" calcext:value-type="string">
            <text:p>JSMOUID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3/8” Brass Washer</text:p>
          </table:table-cell>
          <table:table-cell table:style-name="ce6" office:value-type="string" calcext:value-type="string">
            <text:p>3/8 ID, ½ O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8" office:value-type="currency" office:currency="USD" office:value="0.75" calcext:value-type="currency">
            <text:p>$0.75</text:p>
          </table:table-cell>
          <table:table-cell table:style-name="ce77" table:formula="of:=[.D7]*[.E7]" office:value-type="currency" office:currency="USD" office:value="1.5" calcext:value-type="currency">
            <text:p>$1.50</text:p>
          </table:table-cell>
          <table:table-cell table:style-name="ce86" office:value-type="string" calcext:value-type="string">
            <text:p>1297-P</text:p>
          </table:table-cell>
          <table:table-cell table:style-name="ce10"/>
          <table:table-cell table:style-name="ce10" office:value-type="string" calcext:value-type="string">
            <text:p>Hillman</text:p>
          </table:table-cell>
          <table:table-cell table:style-name="ce10" office:value-type="string" calcext:value-type="string">
            <text:p>ACE hardware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pan text:style-name="T1">1/8” OD, 1/16” ID</text:span> Copper tubing</text:p>
          </table:table-cell>
          <table:table-cell table:style-name="ce6" office:value-type="string" calcext:value-type="string">
            <text:p>1.5” lon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89" calcext:value-type="currency">
            <text:p>$6.89</text:p>
          </table:table-cell>
          <table:table-cell table:style-name="ce77" table:formula="of:=[.C8]*[.E8]" office:value-type="currency" office:currency="USD" office:value="6.89" calcext:value-type="currency">
            <text:p>$6.89</text:p>
          </table:table-cell>
          <table:table-cell table:style-name="ce87" office:value-type="string" calcext:value-type="string">
            <text:p>B07QVND41W</text:p>
          </table:table-cell>
          <table:table-cell table:style-name="ce40" office:value-type="string" calcext:value-type="string">
            <text:p><text:a xlink:href="https://www.amazon.com/uxcell-Refrigeration-Tubing-inches-Copper/dp/B07QZVLB82/" xlink:type="simple">https://www.amazon.com/uxcell-Refrigeration-Tubing-inches-Copper/dp/B07QZVLB82/</text:a></text:p>
          </table:table-cell>
          <table:table-cell table:style-name="ce40" office:value-type="string" calcext:value-type="string">
            <text:p>Reste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generic tubing linked</text:p>
          </table:table-cell>
          <table:table-cell table:number-columns-repeated="16373"/>
        </table:table-row>
        <table:table-row table:style-name="ro5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20.5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7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77" table:formula="of:=[.D9]*[.E9]" office:value-type="currency" office:currency="USD" office:value="20.8" calcext:value-type="currency">
            <text:p>$20.80</text:p>
          </table:table-cell>
          <table:table-cell table:style-name="ce88" office:value-type="float" office:value="193005153809" calcext:value-type="float" table:number-columns-spanned="1" table:number-rows-spanned="4">
            <text:p>193005153809</text:p>
          </table:table-cell>
          <table:table-cell table:style-name="ce40" office:value-type="string" calcext:value-type="string" table:number-columns-spanned="1" table:number-rows-spanned="4">
            <text:p><text:a xlink:href="https://www.amazon.com/dp/B07K7RRW93" xlink:type="simple">https://www.amazon.com/dp/B07K7RRW93</text:a></text:p>
          </table:table-cell>
          <table:table-cell table:style-name="ce96" office:value-type="string" calcext:value-type="string" table:number-columns-spanned="1" table:number-rows-spanned="4">
            <text:p>USA Sealing Inc</text:p>
          </table:table-cell>
          <table:table-cell table:style-name="ce6" office:value-type="string" calcext:value-type="string" table:number-columns-spanned="1" table:number-rows-spanned="4">
            <text:p>Amazon</text:p>
          </table:table-cell>
          <table:table-cell table:style-name="ce6" office:value-type="string" calcext:value-type="string" table:number-columns-spanned="1" table:number-rows-spanned="3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5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6” long</text:p>
          </table:table-cell>
          <table:table-cell table:style-name="ce6" office:value-type="float" office:value="2" calcext:value-type="float">
            <text:p>2</text:p>
          </table:table-cell>
          <table:covered-table-cell table:style-name="ce6"/>
          <table:covered-table-cell table:style-name="ce77"/>
          <table:table-cell table:style-name="ce77" table:formula="of:=[.D10]*[.E10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5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0.5” long</text:p>
          </table:table-cell>
          <table:table-cell table:style-name="ce6" office:value-type="float" office:value="2" calcext:value-type="float">
            <text:p>2</text:p>
          </table:table-cell>
          <table:covered-table-cell table:style-name="ce6"/>
          <table:covered-table-cell table:style-name="ce77"/>
          <table:table-cell table:style-name="ce77" table:formula="of:=[.D11]*[.E11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5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2" calcext:value-type="float">
            <text:p>2</text:p>
          </table:table-cell>
          <table:covered-table-cell table:style-name="ce6"/>
          <table:covered-table-cell table:style-name="ce77"/>
          <table:table-cell table:style-name="ce77" table:formula="of:=[.D12]*[.E12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style-name="ce6"/>
          <table:table-cell table:style-name="ce6" office:value-type="string" calcext:value-type="string">
            <text:p>Reservoir tube, must be exact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36” lo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7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77" table:formula="of:=[.D13]*[.E13]" office:value-type="currency" office:currency="USD" office:value="8.69" calcext:value-type="currency">
            <text:p>$8.69</text:p>
          </table:table-cell>
          <table:table-cell table:style-name="ce25" office:value-type="string" calcext:value-type="string" table:number-columns-spanned="1" table:number-rows-spanned="2">
            <text:p>B0DST875BW</text:p>
          </table:table-cell>
          <table:table-cell table:style-name="ce40" office:value-type="string" calcext:value-type="string" table:number-columns-spanned="1" table:number-rows-spanned="2">
            <text:p><text:a xlink:href="https://www.amazon.com/Rebower-Silicone-Silicon-Brewing-Aquarium/dp/B0DST875BW" xlink:type="simple">https://www.amazon.com/Rebower-Silicone-Silicon-Brewing-Aquarium/dp/B0DST875BW</text:a></text:p>
          </table:table-cell>
          <table:table-cell table:style-name="ce41" office:value-type="string" calcext:value-type="string" table:number-columns-spanned="1" table:number-rows-spanned="2">
            <text:p>Rebower</text:p>
          </table:table-cell>
          <table:table-cell table:style-name="ce6" office:value-type="string" calcext:value-type="string" table:number-columns-spanned="1" table:number-rows-spanned="2">
            <text:p>Amazon</text:p>
          </table:table-cell>
          <table:table-cell table:style-name="ce6" office:value-type="string" calcext:value-type="string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24” long</text:p>
          </table:table-cell>
          <table:table-cell table:style-name="ce6" office:value-type="float" office:value="1" calcext:value-type="float">
            <text:p>1</text:p>
          </table:table-cell>
          <table:covered-table-cell table:style-name="ce6"/>
          <table:covered-table-cell table:style-name="ce77"/>
          <table:table-cell table:style-name="ce77" table:formula="of:=[.D14]*[.E14]" office:value-type="currency" office:currency="USD" office:value="0" calcext:value-type="currency">
            <text:p>$0.00</text:p>
          </table:table-cell>
          <table:covered-table-cell table:style-name="ce25"/>
          <table:covered-table-cell table:style-name="ce40"/>
          <table:covered-table-cell table:style-name="ce41"/>
          <table:covered-table-cell table:style-name="ce6"/>
          <table:table-cell table:style-name="ce6" office:value-type="string" calcext:value-type="string">
            <text:p>Arbitrary length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¼” tube tee-joint</text:p>
          </table:table-cell>
          <table:table-cell table:style-name="ce38" office:value-type="string" calcext:value-type="string">
            <text:p>¼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4.99" calcext:value-type="currency">
            <text:p>$4.99</text:p>
          </table:table-cell>
          <table:table-cell table:style-name="ce77" table:formula="of:=[.D15]*[.E15]" office:value-type="currency" office:currency="USD" office:value="4.99" calcext:value-type="currency">
            <text:p>$4.99</text:p>
          </table:table-cell>
          <table:table-cell table:style-name="ce25" office:value-type="string" calcext:value-type="string">
            <text:p>QL2406371TA008K1</text:p>
          </table:table-cell>
          <table:table-cell table:style-name="ce40" office:value-type="string" calcext:value-type="string">
            <text:p><text:a xlink:href="https://www.amazon.com/PAGOW-Fitting-Plastic-Barbed-Household/dp/B0DNYX6LYN" xlink:type="simple">https://www.amazon.com/PAGOW-Fitting-Plastic-Barbed-Household/dp/B0DNYX6LYN</text:a> </text:p>
          </table:table-cell>
          <table:table-cell table:style-name="ce41" office:value-type="string" calcext:value-type="string">
            <text:p>PAGOW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one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ressure gauge, 30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14.15" calcext:value-type="currency">
            <text:p>$14.15</text:p>
          </table:table-cell>
          <table:table-cell table:style-name="ce77" table:formula="of:=[.D16]*[.E16]" office:value-type="currency" office:currency="USD" office:value="28.3" calcext:value-type="currency">
            <text:p>$28.30</text:p>
          </table:table-cell>
          <table:table-cell table:style-name="ce88" office:value-type="string" calcext:value-type="string">
            <text:p>4000K717</text:p>
          </table:table-cell>
          <table:table-cell table:style-name="ce40" office:value-type="string" calcext:value-type="string">
            <text:p><text:a xlink:href="https://www.mcmaster.com/4000K717/" xlink:type="simple">https://www.mcmaster.com/4000K717/</text:a> </text:p>
          </table:table-cell>
          <table:table-cell table:style-name="ce40" office:value-type="string" calcext:value-type="string">
            <text:p>Ashcroft</text:p>
          </table:table-cell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Pressure relief valve, 25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11.45" calcext:value-type="currency">
            <text:p>$11.45</text:p>
          </table:table-cell>
          <table:table-cell table:style-name="ce77" table:formula="of:=[.D17]*[.E17]" office:value-type="currency" office:currency="USD" office:value="22.9" calcext:value-type="currency">
            <text:p>$22.90</text:p>
          </table:table-cell>
          <table:table-cell table:style-name="ce25" office:value-type="string" calcext:value-type="string">
            <text:p>SRH250-18</text:p>
          </table:table-cell>
          <table:table-cell table:style-name="ce40" office:value-type="string" calcext:value-type="string">
            <text:p><text:a xlink:href="https://www.amazon.com/dp/B0B32RQDM5" xlink:type="simple">https://www.amazon.com/dp/B0B32RQDM5</text:a> </text:p>
          </table:table-cell>
          <table:table-cell table:style-name="ce98" office:value-type="string" calcext:value-type="string">
            <text:p>Conrade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McMaster 4772K2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Ball valve, NPT</text:p>
          </table:table-cell>
          <table:table-cell table:style-name="ce6" office:value-type="string" calcext:value-type="string">
            <text:p>1/8” FNPT x 1/8” MNP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18]*[.E18]" office:value-type="currency" office:currency="USD" office:value="37.98" calcext:value-type="currency">
            <text:p>$37.98</text:p>
          </table:table-cell>
          <table:table-cell table:style-name="ce25" office:value-type="string" calcext:value-type="string">
            <text:p>1zf-00425-mvn</text:p>
          </table:table-cell>
          <table:table-cell table:style-name="ce40" office:value-type="string" calcext:value-type="string">
            <text:p><text:a xlink:href="https://www.amazon.com/dp/B0D2MTSMMZ" xlink:type="simple">https://www.amazon.com/dp/B0D2MTSMMZ</text:a> </text:p>
          </table:table-cell>
          <table:table-cell table:style-name="ce40" office:value-type="string" calcext:value-type="string">
            <text:p>Beduan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3 used, though a fourth can be used to increase deadspace for analyte loading.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NPT tee</text:p>
          </table:table-cell>
          <table:table-cell table:style-name="ce6" office:value-type="string" calcext:value-type="string">
            <text:p>FNPT x 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19]*[.E19]" office:value-type="currency" office:currency="USD" office:value="6.99" calcext:value-type="currency">
            <text:p>$6.99</text:p>
          </table:table-cell>
          <table:table-cell table:style-name="ce25" office:value-type="string" calcext:value-type="string">
            <text:p>SG-PFBST18-2_1</text:p>
          </table:table-cell>
          <table:table-cell table:style-name="ce40" office:value-type="string" calcext:value-type="string">
            <text:p><text:a xlink:href="https://www.amazon.com/dp/B0B9M4HKMT" xlink:type="simple">https://www.amazon.com/dp/B0B9M4HKMT</text:a> </text:p>
          </table:table-cell>
          <table:table-cell table:style-name="ce40" office:value-type="string" calcext:value-type="string">
            <text:p>SUNGATO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¼” barb fitting</text:p>
          </table:table-cell>
          <table:table-cell table:style-name="ce6" office:value-type="string" calcext:value-type="string">
            <text:p>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0]*[.E20]" office:value-type="currency" office:currency="USD" office:value="6.99" calcext:value-type="currency">
            <text:p>$6.99</text:p>
          </table:table-cell>
          <table:table-cell table:style-name="ce25" office:value-type="string" calcext:value-type="string">
            <text:p>CA-125 4A-4</text:p>
          </table:table-cell>
          <table:table-cell table:style-name="ce40" office:value-type="string" calcext:value-type="string">
            <text:p><text:a xlink:href="https://www.amazon.com/dp/B07P962KXQ" xlink:type="simple">https://www.amazon.com/dp/B07P962KXQ</text:a> </text:p>
          </table:table-cell>
          <table:table-cell table:style-name="ce40" office:value-type="string" calcext:value-type="string">
            <text:p>KOOTANS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two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recision needle valve</text:p>
          </table:table-cell>
          <table:table-cell table:style-name="ce6" office:value-type="string" calcext:value-type="string">
            <text:p>1/8” FNPT x 1/8” FNP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52.71" calcext:value-type="currency">
            <text:p>$52.71</text:p>
          </table:table-cell>
          <table:table-cell table:style-name="ce77" table:formula="of:=[.D21]*[.E21]" office:value-type="currency" office:currency="USD" office:value="105.42" calcext:value-type="currency">
            <text:p>$105.42</text:p>
          </table:table-cell>
          <table:table-cell table:style-name="ce83" office:value-type="string" calcext:value-type="string">
            <text:p>46425K11</text:p>
          </table:table-cell>
          <table:table-cell table:style-name="ce40" office:value-type="string" calcext:value-type="string">
            <text:p><text:a xlink:href="https://www.mcmaster.com/46425K11/" xlink:type="simple">https://www.mcmaster.com/46425K11/</text:a> </text:p>
          </table:table-cell>
          <table:table-cell table:style-name="ce40" office:value-type="string" calcext:value-type="string">
            <text:p>Deltrol</text:p>
          </table:table-cell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valve is direction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Viton O-ring </text:p>
          </table:table-cell>
          <table:table-cell table:style-name="ce40" office:value-type="float" office:value="-123" calcext:value-type="float">
            <text:p>-1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9.64" calcext:value-type="currency">
            <text:p>$9.64</text:p>
          </table:table-cell>
          <table:table-cell table:style-name="ce77" table:formula="of:=[.D22]*[.E22]" office:value-type="currency" office:currency="USD" office:value="9.64" calcext:value-type="currency">
            <text:p>$9.64</text:p>
          </table:table-cell>
          <table:table-cell table:style-name="ce83" office:value-type="string" calcext:value-type="string">
            <text:p>9464K87</text:p>
          </table:table-cell>
          <table:table-cell table:style-name="ce40" office:value-type="string" calcext:value-type="string">
            <text:p><text:a xlink:href="https://www.mcmaster.com/9464K87/" xlink:type="simple">https://www.mcmaster.com/9464K87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25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Buna-N Gasket</text:p>
          </table:table-cell>
          <table:table-cell table:style-name="ce6" office:value-type="string" calcext:value-type="string">
            <text:p>2-1/2” nominal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2.54" calcext:value-type="currency">
            <text:p>$2.54</text:p>
          </table:table-cell>
          <table:table-cell table:style-name="ce77" table:formula="of:=[.D23]*[.E23]" office:value-type="currency" office:currency="USD" office:value="5.08" calcext:value-type="currency">
            <text:p>$5.08</text:p>
          </table:table-cell>
          <table:table-cell table:style-name="ce83" office:value-type="string" calcext:value-type="string">
            <text:p>4524K51</text:p>
          </table:table-cell>
          <table:table-cell table:style-name="ce40" office:value-type="string" calcext:value-type="string">
            <text:p><text:a xlink:href="https://www.mcmaster.com/4524K51/" xlink:type="simple">https://www.mcmaster.com/4524K5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1">
          <table:table-cell table:style-name="ce6" office:value-type="string" calcext:value-type="string">
            <text:p>Neoprene gasket</text:p>
          </table:table-cell>
          <table:table-cell table:style-name="ce6" office:value-type="string" calcext:value-type="string">
            <text:p>5/16” ID, ¾” OD, 1/16” thick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65" calcext:value-type="currency">
            <text:p>$0.65</text:p>
          </table:table-cell>
          <table:table-cell table:style-name="ce77" table:formula="of:=[.D24]*[.E24]" office:value-type="currency" office:currency="USD" office:value="1.3" calcext:value-type="currency">
            <text:p>$1.30</text:p>
          </table:table-cell>
          <table:table-cell table:style-name="ce83" office:value-type="string" calcext:value-type="string">
            <text:p>3183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can be substituted w/ buna-n or viton if needed.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rass Bulkhead nut</text:p>
          </table:table-cell>
          <table:table-cell table:style-name="ce6" office:value-type="string" calcext:value-type="string">
            <text:p>3/8-24, incl. w/ bulkhea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7"/>
          <table:table-cell table:style-name="ce77" table:formula="of:=[.D25]*[.E25]" office:value-type="currency" office:currency="USD" office:value="0" calcext:value-type="currency">
            <text:p>$0.00</text:p>
          </table:table-cell>
          <table:table-cell table:style-name="ce83"/>
          <table:table-cell table:style-name="ce40"/>
          <table:table-cell table:style-name="ce40" office:value-type="string" calcext:value-type="string">
            <text:p>Hillman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Included w/ bulkhea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0-32 threaded rod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2.39" calcext:value-type="currency">
            <text:p>$2.39</text:p>
          </table:table-cell>
          <table:table-cell table:style-name="ce77" table:formula="of:=[.D26]*[.E26]" office:value-type="currency" office:currency="USD" office:value="2.39" calcext:value-type="currency">
            <text:p>$2.39</text:p>
          </table:table-cell>
          <table:table-cell table:style-name="ce83" office:value-type="string" calcext:value-type="string">
            <text:p>98838A011</text:p>
          </table:table-cell>
          <table:table-cell table:style-name="ce40" office:value-type="string" calcext:value-type="string">
            <text:p><text:a xlink:href="https://www.mcmaster.com/products/98838a011/" xlink:type="simple">https://www.mcmaster.com/products/98838a01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3’, Cut to match length of column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10-32 wing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69" calcext:value-type="currency">
            <text:p>$0.69</text:p>
          </table:table-cell>
          <table:table-cell table:style-name="ce77" table:formula="of:=[.D27]*[.E27]" office:value-type="currency" office:currency="USD" office:value="1.38" calcext:value-type="currency">
            <text:p>$1.38</text:p>
          </table:table-cell>
          <table:table-cell table:style-name="ce83" office:value-type="string" calcext:value-type="string">
            <text:p>4341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#10 washers</text:p>
          </table:table-cell>
          <table:table-cell table:style-name="ce6" office:value-type="string" calcext:value-type="string">
            <text:p>1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7" office:value-type="currency" office:currency="USD" office:value="0.15" calcext:value-type="currency">
            <text:p>$0.15</text:p>
          </table:table-cell>
          <table:table-cell table:style-name="ce77" table:formula="of:=[.D28]*[.E28]" office:value-type="currency" office:currency="USD" office:value="0.6" calcext:value-type="currency">
            <text:p>$0.60</text:p>
          </table:table-cell>
          <table:table-cell table:style-name="ce83" office:value-type="float" office:value="8305556" calcext:value-type="float">
            <text:p>8305556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10-32 acorn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99" calcext:value-type="currency">
            <text:p>$0.99</text:p>
          </table:table-cell>
          <table:table-cell table:style-name="ce77" table:formula="of:=[.D29]*[.E29]" office:value-type="currency" office:currency="USD" office:value="1.98" calcext:value-type="currency">
            <text:p>$1.98</text:p>
          </table:table-cell>
          <table:table-cell table:style-name="ce83" office:value-type="string" calcext:value-type="string">
            <text:p>861-R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Use Blue thread; brass, can be galvaniz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GL-80 bottle</text:p>
          </table:table-cell>
          <table:table-cell table:style-name="ce6" office:value-type="string" calcext:value-type="string">
            <text:p>GL-80 threa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35.99" calcext:value-type="currency">
            <text:p>$35.99</text:p>
          </table:table-cell>
          <table:table-cell table:style-name="ce77" table:formula="of:=[.D30]*[.E30]" office:value-type="currency" office:currency="USD" office:value="35.99" calcext:value-type="currency">
            <text:p>$35.99</text:p>
          </table:table-cell>
          <table:table-cell table:style-name="ce90" office:value-type="float" office:value="611851182250" calcext:value-type="float">
            <text:p>611851182250</text:p>
          </table:table-cell>
          <table:table-cell table:style-name="ce40" office:value-type="string" calcext:value-type="string">
            <text:p><text:a xlink:href="https://www.amazon.com/dp/B0912N5WJT" xlink:type="simple">https://www.amazon.com/dp/B0912N5WJT</text:a> </text:p>
          </table:table-cell>
          <table:table-cell table:style-name="ce40" office:value-type="string" calcext:value-type="string">
            <text:p>Moonetto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3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GL-80 lid, PETG</text:p>
          </table:table-cell>
          <table:table-cell table:style-name="ce6" office:value-type="string" calcext:value-type="string">
            <text:p>GL-80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string" calcext:value-type="string">
            <text:p>62.03g</text:p>
          </table:table-cell>
          <table:table-cell table:style-name="ce77" office:value-type="string" calcext:value-type="string">
            <text:p>124.06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4-port lid, PETG</text:p>
          </table:table-cell>
          <table:table-cell table:style-name="ce6" office:value-type="string" calcext:value-type="string">
            <text:p>1/8” NPT (tapped), 7mm hole (bulkhead)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string" calcext:value-type="string">
            <text:p>37.36g</text:p>
          </table:table-cell>
          <table:table-cell table:style-name="ce77" office:value-type="string" calcext:value-type="string">
            <text:p>74.72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ETG Endcap (Top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78.22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ETG Endcap (Bottom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75.58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ETG Mixer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28.71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10" office:value-type="string" calcext:value-type="string">
            <text:p>PETG Peak Tracker</text:p>
          </table:table-cell>
          <table:table-cell table:style-name="ce10" office:value-type="string" calcext:value-type="string">
            <text:p>30.45mm 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79" office:value-type="string" calcext:value-type="string">
            <text:p>8.52g</text:p>
          </table:table-cell>
          <table:table-cell table:style-name="ce83" office:value-type="string" calcext:value-type="string">
            <text:p>N/A</text:p>
          </table:table-cell>
          <table:table-cell table:style-name="ce1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4">
          <table:table-cell table:style-name="ce16" office:value-type="string" calcext:value-type="string">
            <text:p>PETG Locking Ring</text:p>
          </table:table-cell>
          <table:table-cell table:style-name="ce16" office:value-type="string" calcext:value-type="string">
            <text:p>30.45mm ID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80" office:value-type="string" calcext:value-type="string">
            <text:p>10.15g</text:p>
          </table:table-cell>
          <table:table-cell table:style-name="ce80" office:value-type="string" calcext:value-type="string">
            <text:p>20.30g</text:p>
          </table:table-cell>
          <table:table-cell table:style-name="ce83" office:value-type="string" calcext:value-type="string">
            <text:p>N/A</text:p>
          </table:table-cell>
          <table:table-cell table:style-name="ce16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Quartz Envelope</text:p>
          </table:table-cell>
          <table:table-cell table:style-name="ce6" office:value-type="string" calcext:value-type="string">
            <text:p>200mm length, 30 mm OD, 2.5 mm wall thicknes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0" calcext:value-type="currency">
            <text:p>$20.00</text:p>
          </table:table-cell>
          <table:table-cell table:style-name="ce77" table:formula="of:=[.D38]*[.E38]" office:value-type="currency" office:currency="USD" office:value="20" calcext:value-type="currency">
            <text:p>$20.00</text:p>
          </table:table-cell>
          <table:table-cell table:style-name="ce88" office:value-type="string" calcext:value-type="string">
            <text:p>‎B0C2875X67</text:p>
          </table:table-cell>
          <table:table-cell table:style-name="ce40" office:value-type="string" calcext:value-type="string">
            <text:p><text:a xlink:href="https://www.amazon.com/dp/B0C2875X67" xlink:type="simple">https://www.amazon.com/dp/B0C2875X67</text:a> </text:p>
          </table:table-cell>
          <table:table-cell table:style-name="ce40" office:value-type="string" calcext:value-type="string">
            <text:p>Deschem Scientific Supply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borosilicate glass if external detector is used. Can be longer.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olymaker PETG</text:p>
          </table:table-cell>
          <table:table-cell table:style-name="ce6" office:value-type="string" calcext:value-type="string">
            <text:p>1 k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39]*[.E39]" office:value-type="currency" office:currency="USD" office:value="18.99" calcext:value-type="currency">
            <text:p>$18.99</text:p>
          </table:table-cell>
          <table:table-cell table:style-name="ce25" office:value-type="string" calcext:value-type="string">
            <text:p>B0FG3FHG29</text:p>
          </table:table-cell>
          <table:table-cell table:style-name="ce40" office:value-type="string" calcext:value-type="string">
            <text:p><text:a xlink:href="https://www.amazon.com/dp/B0FG3FHG29" xlink:type="simple">https://www.amazon.com/dp/B0FG3FHG29</text:a> </text:p>
          </table:table-cell>
          <table:table-cell table:style-name="ce40" office:value-type="string" calcext:value-type="string">
            <text:p>Polymaker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number-columns-repeated="16373"/>
        </table:table-row>
        <table:table-row table:style-name="ro6">
          <table:table-cell table:style-name="ce6" office:value-type="string" calcext:value-type="string">
            <text:p>Aggregate price:</text:p>
          </table:table-cell>
          <table:table-cell table:style-name="ce49" table:formula="of:=SUM([.F2:.F39])" office:value-type="currency" office:currency="USD" office:value="474.55" calcext:value-type="currency">
            <text:p>$474.55</text:p>
          </table:table-cell>
          <table:table-cell table:style-name="ce6" table:number-columns-repeated="2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 office:value-type="string" calcext:value-type="string">
            <text:p>W&amp;M means I got it from the Chem Department; can be ordered w/ an account</text:p>
          </table:table-cell>
          <table:table-cell table:style-name="ce6"/>
          <table:table-cell table:number-columns-repeated="16373"/>
        </table:table-row>
        <table:table-row table:style-name="ro4" table:number-rows-repeated="2">
          <table:table-cell table:style-name="Default" table:number-columns-repeated="6"/>
          <table:table-cell table:style-name="ce46"/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Default" table:number-columns-repeated="2"/>
          <table:table-cell table:number-columns-repeated="16382"/>
        </table:table-row>
        <table:table-row table:style-name="ro4" table:number-rows-repeated="104853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2-Reservoir-PrintPurchase" table:style-name="ta1"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3" table:default-cell-style-name="ce60"/>
        <table:table-column table:style-name="co5" table:default-cell-style-name="ce60"/>
        <table:table-column table:style-name="co6" table:default-cell-style-name="ce67"/>
        <table:table-column table:style-name="co7" table:default-cell-style-name="ce56"/>
        <table:table-column table:style-name="co8" table:default-cell-style-name="ce56"/>
        <table:table-column table:style-name="co9" table:default-cell-style-name="ce51"/>
        <table:table-column table:style-name="co10" table:default-cell-style-name="ce51"/>
        <table:table-column table:style-name="co3" table:number-columns-repeated="16373" table:default-cell-style-name="ce51"/>
        <table:table-row table:style-name="ro1">
          <table:table-cell table:style-name="ce101" office:value-type="string" calcext:value-type="string">
            <text:p>Component</text:p>
          </table:table-cell>
          <table:table-cell table:style-name="ce101" office:value-type="string" calcext:value-type="string">
            <text:p>Size</text:p>
          </table:table-cell>
          <table:table-cell table:style-name="ce101" office:value-type="string" calcext:value-type="string">
            <text:p>QTY (build)</text:p>
          </table:table-cell>
          <table:table-cell table:style-name="ce101" office:value-type="string" calcext:value-type="string">
            <text:p>QTY (purchase)</text:p>
          </table:table-cell>
          <table:table-cell table:style-name="ce109" office:value-type="string" calcext:value-type="string">
            <text:p>Unit Price</text:p>
          </table:table-cell>
          <table:table-cell table:style-name="ce109" office:value-type="string" calcext:value-type="string">
            <text:p>Total Price</text:p>
          </table:table-cell>
          <table:table-cell table:style-name="ce117" office:value-type="string" calcext:value-type="string">
            <text:p>SKU </text:p>
          </table:table-cell>
          <table:table-cell table:style-name="ce124" office:value-type="string" calcext:value-type="string">
            <text:p>Link</text:p>
          </table:table-cell>
          <table:table-cell table:style-name="ce124" office:value-type="string" calcext:value-type="string">
            <text:p>Manufacturer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SwageLok MNPT-Tube fitting</text:p>
          </table:table-cell>
          <table:table-cell table:style-name="ce99" office:value-type="string" calcext:value-type="string">
            <text:p>1/8” MNPT x 1/8” tube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style-name="ce110" office:value-type="currency" office:currency="USD" office:value="5.5" calcext:value-type="currency">
            <text:p>$5.50</text:p>
          </table:table-cell>
          <table:table-cell table:style-name="ce110" table:formula="of:=[.D2]*[.E2]" office:value-type="currency" office:currency="USD" office:value="49.5" calcext:value-type="currency">
            <text:p>$49.50</text:p>
          </table:table-cell>
          <table:table-cell table:style-name="ce118" office:value-type="string" calcext:value-type="string">
            <text:p>B-200-1-2</text:p>
          </table:table-cell>
          <table:table-cell table:style-name="ce106" office:value-type="string" calcext:value-type="string">
            <text:p><text:a xlink:href="https://products.swagelok.com/en/c/straights/p/B-200-1-2" xlink:type="simple">https://products.swagelok.com/en/c/straights/p/B-200-1-2</text:a> </text:p>
          </table:table-cell>
          <table:table-cell table:style-name="ce106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Comes w/ Nuts and Ferrules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SwageLok Nut</text:p>
          </table:table-cell>
          <table:table-cell table:style-name="ce99" office:value-type="string" calcext:value-type="string">
            <text:p>1/8” tube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0" calcext:value-type="float">
            <text:p>10</text:p>
          </table:table-cell>
          <table:table-cell table:style-name="ce110" office:value-type="currency" office:currency="USD" office:value="1.56" calcext:value-type="currency">
            <text:p>$1.56</text:p>
          </table:table-cell>
          <table:table-cell table:style-name="ce110" table:formula="of:=[.D3]*[.E3]" office:value-type="currency" office:currency="USD" office:value="15.6" calcext:value-type="currency">
            <text:p>$15.60</text:p>
          </table:table-cell>
          <table:table-cell table:style-name="ce118" office:value-type="string" calcext:value-type="string">
            <text:p>B-202-1</text:p>
          </table:table-cell>
          <table:table-cell table:style-name="ce106" office:value-type="string" calcext:value-type="string">
            <text:p><text:a xlink:href="https://products.swagelok.com/en/c/female-nuts/p/B-202-1" xlink:type="simple">https://products.swagelok.com/en/c/female-nuts/p/B-202-1</text:a> </text:p>
          </table:table-cell>
          <table:table-cell table:style-name="ce106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Spares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Swagelok ferrule</text:p>
          </table:table-cell>
          <table:table-cell table:style-name="ce99" office:value-type="string" calcext:value-type="string">
            <text:p>1/8” tube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0" calcext:value-type="float">
            <text:p>10</text:p>
          </table:table-cell>
          <table:table-cell table:style-name="ce110" office:value-type="currency" office:currency="USD" office:value="1.7" calcext:value-type="currency">
            <text:p>$1.70</text:p>
          </table:table-cell>
          <table:table-cell table:style-name="ce110" table:formula="of:=[.D4]*[.E4]" office:value-type="currency" office:currency="USD" office:value="17" calcext:value-type="currency">
            <text:p>$17.00</text:p>
          </table:table-cell>
          <table:table-cell table:style-name="ce25" office:value-type="string" calcext:value-type="string">
            <text:p> B-200-SET</text:p>
          </table:table-cell>
          <table:table-cell table:style-name="ce106" office:value-type="string" calcext:value-type="string">
            <text:p><text:a xlink:href="https://products.swagelok.com/en/c/ferrule-sets/p/B-200-SET" xlink:type="simple">https://products.swagelok.com/en/c/ferrule-sets/p/B-200-SET</text:a> </text:p>
          </table:table-cell>
          <table:table-cell table:style-name="ce106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Spares</text:p>
          </table:table-cell>
          <table:table-cell table:number-columns-repeated="16373"/>
        </table:table-row>
        <table:table-row table:style-name="ro2">
          <table:table-cell table:style-name="ce99" office:value-type="string" calcext:value-type="string">
            <text:p>Swagelok bulkhead fitting</text:p>
          </table:table-cell>
          <table:table-cell table:style-name="ce99" office:value-type="string" calcext:value-type="string">
            <text:p>1/8” tube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16.83" calcext:value-type="currency">
            <text:p>$16.83</text:p>
          </table:table-cell>
          <table:table-cell table:style-name="ce110" table:formula="of:=[.D5]*[.E5]" office:value-type="currency" office:currency="USD" office:value="33.66" calcext:value-type="currency">
            <text:p>$33.66</text:p>
          </table:table-cell>
          <table:table-cell table:style-name="ce118" office:value-type="string" calcext:value-type="string">
            <text:p>B-200-61</text:p>
          </table:table-cell>
          <table:table-cell table:style-name="ce106" office:value-type="string" calcext:value-type="string">
            <text:p><text:a xlink:href="https://products.swagelok.com/en/c/straights/p/B-200-61" xlink:type="simple">https://products.swagelok.com/en/c/straights/p/B-200-61</text:a> </text:p>
          </table:table-cell>
          <table:table-cell table:style-name="ce106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Can be substituted w/ thru-bore swagelok fitting, however tubing length for reservoir is fixed if done so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FNPT-MNPT standoff</text:p>
          </table:table-cell>
          <table:table-cell table:style-name="ce105" office:value-type="string" calcext:value-type="string">
            <text:p>1/8” FNPT x 1/8” MNPT</text:p>
          </table:table-cell>
          <table:table-cell table:style-name="ce108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9.99" calcext:value-type="currency">
            <text:p>$9.99</text:p>
          </table:table-cell>
          <table:table-cell table:style-name="ce110" table:formula="of:=[.D6]*[.E6]" office:value-type="currency" office:currency="USD" office:value="9.99" calcext:value-type="currency">
            <text:p>$9.99</text:p>
          </table:table-cell>
          <table:table-cell table:style-name="ce119" office:value-type="float" office:value="769018946082" calcext:value-type="float">
            <text:p>769018946082</text:p>
          </table:table-cell>
          <table:table-cell table:style-name="ce106" office:value-type="string" calcext:value-type="string">
            <text:p><text:a xlink:href="https://www.amazon.com/JSMOUID-Adapters-Extension-Connectors-Bathroom/dp/B0DXCZHD25" xlink:type="simple">https://www.amazon.com/JSMOUID-Adapters-Extension-Connectors-Bathroom/dp/B0DXCZHD25</text:a> </text:p>
          </table:table-cell>
          <table:table-cell table:style-name="ce106" office:value-type="string" calcext:value-type="string">
            <text:p>JSMOUID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4-pack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3/8” Brass Washer</text:p>
          </table:table-cell>
          <table:table-cell table:style-name="ce99" office:value-type="string" calcext:value-type="string">
            <text:p>3/8 ID, ½ OD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1" office:value-type="currency" office:currency="USD" office:value="0.75" calcext:value-type="currency">
            <text:p>$0.75</text:p>
          </table:table-cell>
          <table:table-cell table:style-name="ce110" table:formula="of:=[.D7]*[.E7]" office:value-type="currency" office:currency="USD" office:value="1.5" calcext:value-type="currency">
            <text:p>$1.50</text:p>
          </table:table-cell>
          <table:table-cell table:style-name="ce120" office:value-type="string" calcext:value-type="string">
            <text:p>1297-P</text:p>
          </table:table-cell>
          <table:table-cell table:style-name="ce102"/>
          <table:table-cell table:style-name="ce102" office:value-type="string" calcext:value-type="string">
            <text:p>Hillman</text:p>
          </table:table-cell>
          <table:table-cell table:style-name="ce102" office:value-type="string" calcext:value-type="string">
            <text:p>ACE hardware</text:p>
          </table:table-cell>
          <table:table-cell table:style-name="ce102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pan text:style-name="T1">1/8” OD, 1/16” ID</text:span> Copper tubing</text:p>
          </table:table-cell>
          <table:table-cell table:style-name="ce6" office:value-type="string" calcext:value-type="string">
            <text:p>1.5” lon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89" calcext:value-type="currency">
            <text:p>$6.89</text:p>
          </table:table-cell>
          <table:table-cell table:style-name="ce77" table:formula="of:=[.C8]*[.E8]" office:value-type="currency" office:currency="USD" office:value="6.89" calcext:value-type="currency">
            <text:p>$6.89</text:p>
          </table:table-cell>
          <table:table-cell table:style-name="ce87" office:value-type="string" calcext:value-type="string">
            <text:p>B07QVND41W</text:p>
          </table:table-cell>
          <table:table-cell table:style-name="ce40" office:value-type="string" calcext:value-type="string">
            <text:p><text:a xlink:href="https://www.amazon.com/uxcell-Refrigeration-Tubing-inches-Copper/dp/B07QZVLB82/" xlink:type="simple">https://www.amazon.com/uxcell-Refrigeration-Tubing-inches-Copper/dp/B07QZVLB82/</text:a></text:p>
          </table:table-cell>
          <table:table-cell table:style-name="ce40" office:value-type="string" calcext:value-type="string">
            <text:p>Reste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generic tubing linked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<text:span text:style-name="T1">1/8” OD, 1/16” ID</text:span> PTFE tubing</text:p>
          </table:table-cell>
          <table:table-cell table:style-name="ce99" office:value-type="string" calcext:value-type="string">
            <text:p>20.5” long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" calcext:value-type="float" table:number-columns-spanned="1" table:number-rows-spanned="4">
            <text:p>1</text:p>
          </table:table-cell>
          <table:table-cell table:style-name="ce110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110" table:formula="of:=[.D9]*[.E9]" office:value-type="currency" office:currency="USD" office:value="20.8" calcext:value-type="currency">
            <text:p>$20.80</text:p>
          </table:table-cell>
          <table:table-cell table:style-name="ce88" office:value-type="float" office:value="193005153809" calcext:value-type="float" table:number-columns-spanned="1" table:number-rows-spanned="4">
            <text:p>193005153809</text:p>
          </table:table-cell>
          <table:table-cell table:style-name="ce106" office:value-type="string" calcext:value-type="string" table:number-columns-spanned="1" table:number-rows-spanned="4">
            <text:p><text:a xlink:href="https://www.amazon.com/dp/B07K7RRW93" xlink:type="simple">https://www.amazon.com/dp/B07K7RRW93</text:a></text:p>
          </table:table-cell>
          <table:table-cell table:style-name="ce96" office:value-type="string" calcext:value-type="string" table:number-columns-spanned="1" table:number-rows-spanned="4">
            <text:p>USA Sealing Inc</text:p>
          </table:table-cell>
          <table:table-cell table:style-name="ce99" office:value-type="string" calcext:value-type="string" table:number-columns-spanned="1" table:number-rows-spanned="4">
            <text:p>Amazon</text:p>
          </table:table-cell>
          <table:table-cell table:style-name="ce99" office:value-type="string" calcext:value-type="string" table:number-columns-spanned="1" table:number-rows-spanned="3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<text:span text:style-name="T1">1/8” OD, 1/16” ID</text:span> PTFE tubing</text:p>
          </table:table-cell>
          <table:table-cell table:style-name="ce99" office:value-type="string" calcext:value-type="string">
            <text:p>16” long</text:p>
          </table:table-cell>
          <table:table-cell table:style-name="ce99" office:value-type="float" office:value="2" calcext:value-type="float">
            <text:p>2</text:p>
          </table:table-cell>
          <table:covered-table-cell table:style-name="ce99"/>
          <table:covered-table-cell table:style-name="ce110"/>
          <table:table-cell table:style-name="ce110" table:formula="of:=[.D10]*[.E10]" office:value-type="currency" office:currency="USD" office:value="0" calcext:value-type="currency">
            <text:p>$0.00</text:p>
          </table:table-cell>
          <table:covered-table-cell table:style-name="ce118"/>
          <table:covered-table-cell table:number-columns-repeated="2" table:style-name="ce106"/>
          <table:covered-table-cell table:number-columns-repeated="2"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<text:span text:style-name="T1">1/8” OD, 1/16” ID</text:span> PTFE tubing</text:p>
          </table:table-cell>
          <table:table-cell table:style-name="ce99" office:value-type="string" calcext:value-type="string">
            <text:p>10.5” long</text:p>
          </table:table-cell>
          <table:table-cell table:style-name="ce99" office:value-type="float" office:value="2" calcext:value-type="float">
            <text:p>2</text:p>
          </table:table-cell>
          <table:covered-table-cell table:style-name="ce99"/>
          <table:covered-table-cell table:style-name="ce110"/>
          <table:table-cell table:style-name="ce110" table:formula="of:=[.D11]*[.E11]" office:value-type="currency" office:currency="USD" office:value="0" calcext:value-type="currency">
            <text:p>$0.00</text:p>
          </table:table-cell>
          <table:covered-table-cell table:style-name="ce118"/>
          <table:covered-table-cell table:number-columns-repeated="2" table:style-name="ce106"/>
          <table:covered-table-cell table:number-columns-repeated="2"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<text:span text:style-name="T1">1/8” OD, 1/16” ID</text:span> PTFE tubing</text:p>
          </table:table-cell>
          <table:table-cell table:style-name="ce99" office:value-type="string" calcext:value-type="string">
            <text:p>9.5” long</text:p>
          </table:table-cell>
          <table:table-cell table:style-name="ce99" office:value-type="float" office:value="2" calcext:value-type="float">
            <text:p>2</text:p>
          </table:table-cell>
          <table:covered-table-cell table:style-name="ce99"/>
          <table:covered-table-cell table:style-name="ce110"/>
          <table:table-cell table:style-name="ce110" table:formula="of:=[.D12]*[.E12]" office:value-type="currency" office:currency="USD" office:value="0" calcext:value-type="currency">
            <text:p>$0.00</text:p>
          </table:table-cell>
          <table:covered-table-cell table:style-name="ce118"/>
          <table:covered-table-cell table:number-columns-repeated="2" table:style-name="ce106"/>
          <table:covered-table-cell table:style-name="ce99"/>
          <table:table-cell table:style-name="ce99" office:value-type="string" calcext:value-type="string">
            <text:p>Reservoir tube, must be exact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¼” silicone tube</text:p>
          </table:table-cell>
          <table:table-cell table:style-name="ce38" office:value-type="string" calcext:value-type="string">
            <text:p>36” long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 table:number-columns-spanned="1" table:number-rows-spanned="2">
            <text:p>1</text:p>
          </table:table-cell>
          <table:table-cell table:style-name="ce110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110" table:formula="of:=[.D13]*[.E13]" office:value-type="currency" office:currency="USD" office:value="8.69" calcext:value-type="currency">
            <text:p>$8.69</text:p>
          </table:table-cell>
          <table:table-cell table:style-name="ce25" office:value-type="string" calcext:value-type="string" table:number-columns-spanned="1" table:number-rows-spanned="2">
            <text:p>B0DST875BW</text:p>
          </table:table-cell>
          <table:table-cell table:style-name="ce106" office:value-type="string" calcext:value-type="string" table:number-columns-spanned="1" table:number-rows-spanned="2">
            <text:p><text:a xlink:href="https://www.amazon.com/Rebower-Silicone-Silicon-Brewing-Aquarium/dp/B0DST875BW" xlink:type="simple">https://www.amazon.com/Rebower-Silicone-Silicon-Brewing-Aquarium/dp/B0DST875BW</text:a></text:p>
          </table:table-cell>
          <table:table-cell table:style-name="ce91" office:value-type="string" calcext:value-type="string" table:number-columns-spanned="1" table:number-rows-spanned="2">
            <text:p>Rebower</text:p>
          </table:table-cell>
          <table:table-cell table:style-name="ce99" office:value-type="string" calcext:value-type="string" table:number-columns-spanned="1" table:number-rows-spanned="2">
            <text:p>Amazon</text:p>
          </table:table-cell>
          <table:table-cell table:style-name="ce99" office:value-type="string" calcext:value-type="string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¼” silicone tube</text:p>
          </table:table-cell>
          <table:table-cell table:style-name="ce38" office:value-type="string" calcext:value-type="string">
            <text:p>24” long</text:p>
          </table:table-cell>
          <table:table-cell table:style-name="ce99" office:value-type="float" office:value="1" calcext:value-type="float">
            <text:p>1</text:p>
          </table:table-cell>
          <table:covered-table-cell table:style-name="ce99"/>
          <table:covered-table-cell table:style-name="ce110"/>
          <table:table-cell table:style-name="ce110" table:formula="of:=[.D14]*[.E14]" office:value-type="currency" office:currency="USD" office:value="0" calcext:value-type="currency">
            <text:p>$0.00</text:p>
          </table:table-cell>
          <table:covered-table-cell table:style-name="ce25"/>
          <table:covered-table-cell table:style-name="ce106"/>
          <table:covered-table-cell table:style-name="ce91"/>
          <table:covered-table-cell table:style-name="ce99"/>
          <table:table-cell table:style-name="ce99" office:value-type="string" calcext:value-type="string">
            <text:p>Arbitrary length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¼” tube tee-joint</text:p>
          </table:table-cell>
          <table:table-cell table:style-name="ce38" office:value-type="string" calcext:value-type="string">
            <text:p>¼” tube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0" office:value-type="currency" office:currency="USD" office:value="4.99" calcext:value-type="currency">
            <text:p>$4.99</text:p>
          </table:table-cell>
          <table:table-cell table:style-name="ce110" table:formula="of:=[.D15]*[.E15]" office:value-type="currency" office:currency="USD" office:value="4.99" calcext:value-type="currency">
            <text:p>$4.99</text:p>
          </table:table-cell>
          <table:table-cell table:style-name="ce25" office:value-type="string" calcext:value-type="string">
            <text:p>QL2406371TA008K1</text:p>
          </table:table-cell>
          <table:table-cell table:style-name="ce106" office:value-type="string" calcext:value-type="string">
            <text:p><text:a xlink:href="https://www.amazon.com/PAGOW-Fitting-Plastic-Barbed-Household/dp/B0DNYX6LYN" xlink:type="simple">https://www.amazon.com/PAGOW-Fitting-Plastic-Barbed-Household/dp/B0DNYX6LYN</text:a> </text:p>
          </table:table-cell>
          <table:table-cell table:style-name="ce91" office:value-type="string" calcext:value-type="string">
            <text:p>PAGOW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4-pack, only need one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Pressure gauge, 30 PSI</text:p>
          </table:table-cell>
          <table:table-cell table:style-name="ce99" office:value-type="string" calcext:value-type="string">
            <text:p>1/8” MNPT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14.15" calcext:value-type="currency">
            <text:p>$14.15</text:p>
          </table:table-cell>
          <table:table-cell table:style-name="ce110" table:formula="of:=[.D16]*[.E16]" office:value-type="currency" office:currency="USD" office:value="28.3" calcext:value-type="currency">
            <text:p>$28.30</text:p>
          </table:table-cell>
          <table:table-cell table:style-name="ce88" office:value-type="string" calcext:value-type="string">
            <text:p>4000K717</text:p>
          </table:table-cell>
          <table:table-cell table:style-name="ce106" office:value-type="string" calcext:value-type="string">
            <text:p><text:a xlink:href="https://www.mcmaster.com/4000K717/" xlink:type="simple">https://www.mcmaster.com/4000K717/</text:a> </text:p>
          </table:table-cell>
          <table:table-cell table:style-name="ce106" office:value-type="string" calcext:value-type="string">
            <text:p>Ashcroft</text:p>
          </table:table-cell>
          <table:table-cell table:style-name="ce99" office:value-type="string" calcext:value-type="string">
            <text:p>Mcmaster</text:p>
          </table:table-cell>
          <table: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Pressure relief valve, 25 PSI</text:p>
          </table:table-cell>
          <table:table-cell table:style-name="ce99" office:value-type="string" calcext:value-type="string">
            <text:p>1/8” MNPT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11.45" calcext:value-type="currency">
            <text:p>$11.45</text:p>
          </table:table-cell>
          <table:table-cell table:style-name="ce110" table:formula="of:=[.D17]*[.E17]" office:value-type="currency" office:currency="USD" office:value="22.9" calcext:value-type="currency">
            <text:p>$22.90</text:p>
          </table:table-cell>
          <table:table-cell table:style-name="ce25" office:value-type="string" calcext:value-type="string">
            <text:p>SRH250-18</text:p>
          </table:table-cell>
          <table:table-cell table:style-name="ce106" office:value-type="string" calcext:value-type="string">
            <text:p><text:a xlink:href="https://www.amazon.com/dp/B0B32RQDM5" xlink:type="simple">https://www.amazon.com/dp/B0B32RQDM5</text:a> </text:p>
          </table:table-cell>
          <table:table-cell table:style-name="ce127" office:value-type="string" calcext:value-type="string">
            <text:p>Conrader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Can be substituted w/ McMaster 4772K2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Ball valve, NPT</text:p>
          </table:table-cell>
          <table:table-cell table:style-name="ce99" office:value-type="string" calcext:value-type="string">
            <text:p>1/8” FNPT x 1/8” MNPT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18.99" calcext:value-type="currency">
            <text:p>$18.99</text:p>
          </table:table-cell>
          <table:table-cell table:style-name="ce110" table:formula="of:=[.D18]*[.E18]" office:value-type="currency" office:currency="USD" office:value="37.98" calcext:value-type="currency">
            <text:p>$37.98</text:p>
          </table:table-cell>
          <table:table-cell table:style-name="ce25" office:value-type="string" calcext:value-type="string">
            <text:p>1zf-00425-mvn</text:p>
          </table:table-cell>
          <table:table-cell table:style-name="ce106" office:value-type="string" calcext:value-type="string">
            <text:p><text:a xlink:href="https://www.amazon.com/dp/B0D2MTSMMZ" xlink:type="simple">https://www.amazon.com/dp/B0D2MTSMMZ</text:a> </text:p>
          </table:table-cell>
          <table:table-cell table:style-name="ce106" office:value-type="string" calcext:value-type="string">
            <text:p>Beduan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3 used, though a fourth can be used to increase deadspace for analyte loading.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NPT tee</text:p>
          </table:table-cell>
          <table:table-cell table:style-name="ce99" office:value-type="string" calcext:value-type="string">
            <text:p>FNPT x 1/8” FNPT x 1/8” MNPT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6.99" calcext:value-type="currency">
            <text:p>$6.99</text:p>
          </table:table-cell>
          <table:table-cell table:style-name="ce110" table:formula="of:=[.D19]*[.E19]" office:value-type="currency" office:currency="USD" office:value="6.99" calcext:value-type="currency">
            <text:p>$6.99</text:p>
          </table:table-cell>
          <table:table-cell table:style-name="ce25" office:value-type="string" calcext:value-type="string">
            <text:p>SG-PFBST18-2_1</text:p>
          </table:table-cell>
          <table:table-cell table:style-name="ce106" office:value-type="string" calcext:value-type="string">
            <text:p><text:a xlink:href="https://www.amazon.com/dp/B0B9M4HKMT" xlink:type="simple">https://www.amazon.com/dp/B0B9M4HKMT</text:a> </text:p>
          </table:table-cell>
          <table:table-cell table:style-name="ce106" office:value-type="string" calcext:value-type="string">
            <text:p>SUNGATOR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2-Pack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¼” barb fitting</text:p>
          </table:table-cell>
          <table:table-cell table:style-name="ce99" office:value-type="string" calcext:value-type="string">
            <text:p>1/8” MNPT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6.99" calcext:value-type="currency">
            <text:p>$6.99</text:p>
          </table:table-cell>
          <table:table-cell table:style-name="ce110" table:formula="of:=[.D20]*[.E20]" office:value-type="currency" office:currency="USD" office:value="6.99" calcext:value-type="currency">
            <text:p>$6.99</text:p>
          </table:table-cell>
          <table:table-cell table:style-name="ce25" office:value-type="string" calcext:value-type="string">
            <text:p>CA-125 4A-4</text:p>
          </table:table-cell>
          <table:table-cell table:style-name="ce106" office:value-type="string" calcext:value-type="string">
            <text:p><text:a xlink:href="https://www.amazon.com/dp/B07P962KXQ" xlink:type="simple">https://www.amazon.com/dp/B07P962KXQ</text:a> </text:p>
          </table:table-cell>
          <table:table-cell table:style-name="ce106" office:value-type="string" calcext:value-type="string">
            <text:p>KOOTANS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4-pack, only need two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Precision needle valve</text:p>
          </table:table-cell>
          <table:table-cell table:style-name="ce99" office:value-type="string" calcext:value-type="string">
            <text:p>1/8” FNPT x 1/8” FNPT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52.71" calcext:value-type="currency">
            <text:p>$52.71</text:p>
          </table:table-cell>
          <table:table-cell table:style-name="ce110" table:formula="of:=[.D21]*[.E21]" office:value-type="currency" office:currency="USD" office:value="105.42" calcext:value-type="currency">
            <text:p>$105.42</text:p>
          </table:table-cell>
          <table:table-cell table:style-name="ce118" office:value-type="string" calcext:value-type="string">
            <text:p>46425K11</text:p>
          </table:table-cell>
          <table:table-cell table:style-name="ce106" office:value-type="string" calcext:value-type="string">
            <text:p><text:a xlink:href="https://www.mcmaster.com/46425K11/" xlink:type="simple">https://www.mcmaster.com/46425K11/</text:a> </text:p>
          </table:table-cell>
          <table:table-cell table:style-name="ce106" office:value-type="string" calcext:value-type="string">
            <text:p>Deltrol</text:p>
          </table:table-cell>
          <table:table-cell table:style-name="ce99" office:value-type="string" calcext:value-type="string">
            <text:p>McMaster</text:p>
          </table:table-cell>
          <table:table-cell table:style-name="ce99" office:value-type="string" calcext:value-type="string">
            <text:p>valve is directional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Viton O-ring </text:p>
          </table:table-cell>
          <table:table-cell table:style-name="ce106" office:value-type="float" office:value="-123" calcext:value-type="float">
            <text:p>-123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9.64" calcext:value-type="currency">
            <text:p>$9.64</text:p>
          </table:table-cell>
          <table:table-cell table:style-name="ce110" table:formula="of:=[.D22]*[.E22]" office:value-type="currency" office:currency="USD" office:value="9.64" calcext:value-type="currency">
            <text:p>$9.64</text:p>
          </table:table-cell>
          <table:table-cell table:style-name="ce118" office:value-type="string" calcext:value-type="string">
            <text:p>9464K87</text:p>
          </table:table-cell>
          <table:table-cell table:style-name="ce106" office:value-type="string" calcext:value-type="string">
            <text:p><text:a xlink:href="https://www.mcmaster.com/9464K87/" xlink:type="simple">https://www.mcmaster.com/9464K87/</text:a> </text:p>
          </table:table-cell>
          <table:table-cell table:style-name="ce106"/>
          <table:table-cell table:style-name="ce99" office:value-type="string" calcext:value-type="string">
            <text:p>McMaster</text:p>
          </table:table-cell>
          <table:table-cell table:style-name="ce99" office:value-type="string" calcext:value-type="string">
            <text:p>25-pack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Buna-N Gasket</text:p>
          </table:table-cell>
          <table:table-cell table:style-name="ce99" office:value-type="string" calcext:value-type="string">
            <text:p>2-1/2” nominal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2.54" calcext:value-type="currency">
            <text:p>$2.54</text:p>
          </table:table-cell>
          <table:table-cell table:style-name="ce110" table:formula="of:=[.D23]*[.E23]" office:value-type="currency" office:currency="USD" office:value="5.08" calcext:value-type="currency">
            <text:p>$5.08</text:p>
          </table:table-cell>
          <table:table-cell table:style-name="ce118" office:value-type="string" calcext:value-type="string">
            <text:p>4524K51</text:p>
          </table:table-cell>
          <table:table-cell table:style-name="ce106" office:value-type="string" calcext:value-type="string">
            <text:p><text:a xlink:href="https://www.mcmaster.com/4524K51/" xlink:type="simple">https://www.mcmaster.com/4524K51/</text:a> </text:p>
          </table:table-cell>
          <table:table-cell table:style-name="ce106"/>
          <table:table-cell table:style-name="ce99" office:value-type="string" calcext:value-type="string">
            <text:p>McMaster</text:p>
          </table:table-cell>
          <table:table-cell table:style-name="ce99"/>
          <table:table-cell table:number-columns-repeated="16373"/>
        </table:table-row>
        <table:table-row table:style-name="ro1">
          <table:table-cell table:style-name="ce99" office:value-type="string" calcext:value-type="string">
            <text:p>Neoprene gasket</text:p>
          </table:table-cell>
          <table:table-cell table:style-name="ce99" office:value-type="string" calcext:value-type="string">
            <text:p>5/16” ID, ¾” OD, 1/16” thick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0.65" calcext:value-type="currency">
            <text:p>$0.65</text:p>
          </table:table-cell>
          <table:table-cell table:style-name="ce110" table:formula="of:=[.D24]*[.E24]" office:value-type="currency" office:currency="USD" office:value="1.3" calcext:value-type="currency">
            <text:p>$1.30</text:p>
          </table:table-cell>
          <table:table-cell table:style-name="ce118" office:value-type="string" calcext:value-type="string">
            <text:p>3183-D</text:p>
          </table:table-cell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ACE hardware</text:p>
          </table:table-cell>
          <table:table-cell table:style-name="ce99" office:value-type="string" calcext:value-type="string">
            <text:p>can be substituted w/ buna-n or viton if needed.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Brass Bulkhead nut</text:p>
          </table:table-cell>
          <table:table-cell table:style-name="ce99" office:value-type="string" calcext:value-type="string">
            <text:p>3/8-24, incl. w/ bulkhead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0" calcext:value-type="float">
            <text:p>0</text:p>
          </table:table-cell>
          <table:table-cell table:style-name="ce110"/>
          <table:table-cell table:style-name="ce110" table:formula="of:=[.D25]*[.E25]" office:value-type="currency" office:currency="USD" office:value="0" calcext:value-type="currency">
            <text:p>$0.00</text:p>
          </table:table-cell>
          <table:table-cell table:style-name="ce118"/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Included w/ bulkhead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10-32 threaded rod</text:p>
          </table:table-cell>
          <table:table-cell table:style-name="ce99" office:value-type="string" calcext:value-type="string">
            <text:p>9.5” long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2.39" calcext:value-type="currency">
            <text:p>$2.39</text:p>
          </table:table-cell>
          <table:table-cell table:style-name="ce110" table:formula="of:=[.D26]*[.E26]" office:value-type="currency" office:currency="USD" office:value="2.39" calcext:value-type="currency">
            <text:p>$2.39</text:p>
          </table:table-cell>
          <table:table-cell table:style-name="ce118" office:value-type="string" calcext:value-type="string">
            <text:p>98838A011</text:p>
          </table:table-cell>
          <table:table-cell table:style-name="ce106" office:value-type="string" calcext:value-type="string">
            <text:p><text:a xlink:href="https://www.mcmaster.com/products/98838a011/" xlink:type="simple">https://www.mcmaster.com/products/98838a011/</text:a> </text:p>
          </table:table-cell>
          <table:table-cell table:style-name="ce106"/>
          <table:table-cell table:style-name="ce99" office:value-type="string" calcext:value-type="string">
            <text:p>McMaster</text:p>
          </table:table-cell>
          <table:table-cell table:style-name="ce99" office:value-type="string" calcext:value-type="string">
            <text:p>3’, Cut to match length of column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10-32 wing nuts</text:p>
          </table:table-cell>
          <table:table-cell table:style-name="ce99" office:value-type="string" calcext:value-type="string">
            <text:p>10-32 thread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0.69" calcext:value-type="currency">
            <text:p>$0.69</text:p>
          </table:table-cell>
          <table:table-cell table:style-name="ce110" table:formula="of:=[.D27]*[.E27]" office:value-type="currency" office:currency="USD" office:value="1.38" calcext:value-type="currency">
            <text:p>$1.38</text:p>
          </table:table-cell>
          <table:table-cell table:style-name="ce118" office:value-type="string" calcext:value-type="string">
            <text:p>4341-D</text:p>
          </table:table-cell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ACE hardware</text:p>
          </table:table-cell>
          <table: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#10 washers</text:p>
          </table:table-cell>
          <table:table-cell table:style-name="ce99" office:value-type="string" calcext:value-type="string">
            <text:p>10</text:p>
          </table:table-cell>
          <table:table-cell table:number-columns-repeated="2" table:style-name="ce99" office:value-type="float" office:value="4" calcext:value-type="float">
            <text:p>4</text:p>
          </table:table-cell>
          <table:table-cell table:style-name="ce110" office:value-type="currency" office:currency="USD" office:value="0.15" calcext:value-type="currency">
            <text:p>$0.15</text:p>
          </table:table-cell>
          <table:table-cell table:style-name="ce110" table:formula="of:=[.D28]*[.E28]" office:value-type="currency" office:currency="USD" office:value="0.6" calcext:value-type="currency">
            <text:p>$0.60</text:p>
          </table:table-cell>
          <table:table-cell table:style-name="ce118" office:value-type="float" office:value="8305556" calcext:value-type="float">
            <text:p>8305556</text:p>
          </table:table-cell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ACE hardware</text:p>
          </table:table-cell>
          <table: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10-32 acorn nuts</text:p>
          </table:table-cell>
          <table:table-cell table:style-name="ce99" office:value-type="string" calcext:value-type="string">
            <text:p>10-32 thread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0.99" calcext:value-type="currency">
            <text:p>$0.99</text:p>
          </table:table-cell>
          <table:table-cell table:style-name="ce110" table:formula="of:=[.D29]*[.E29]" office:value-type="currency" office:currency="USD" office:value="1.98" calcext:value-type="currency">
            <text:p>$1.98</text:p>
          </table:table-cell>
          <table:table-cell table:style-name="ce118" office:value-type="string" calcext:value-type="string">
            <text:p>861-R</text:p>
          </table:table-cell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ACE hardware</text:p>
          </table:table-cell>
          <table:table-cell table:style-name="ce99" office:value-type="string" calcext:value-type="string">
            <text:p>Use Blue thread; brass, can be galvanized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GL-80 bottle</text:p>
          </table:table-cell>
          <table:table-cell table:style-name="ce99" office:value-type="string" calcext:value-type="string">
            <text:p>GL-80 thread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35.99" calcext:value-type="currency">
            <text:p>$35.99</text:p>
          </table:table-cell>
          <table:table-cell table:style-name="ce110" table:formula="of:=[.D30]*[.E30]" office:value-type="currency" office:currency="USD" office:value="35.99" calcext:value-type="currency">
            <text:p>$35.99</text:p>
          </table:table-cell>
          <table:table-cell table:style-name="ce90" office:value-type="float" office:value="611851182250" calcext:value-type="float">
            <text:p>611851182250</text:p>
          </table:table-cell>
          <table:table-cell table:style-name="ce106" office:value-type="string" calcext:value-type="string">
            <text:p>https://www.amazon.com/dp/B0912N5WJT</text:p>
          </table:table-cell>
          <table:table-cell table:style-name="ce106" office:value-type="string" calcext:value-type="string">
            <text:p>Moonetto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3-pack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GL-80 lid, PETG</text:p>
          </table:table-cell>
          <table:table-cell table:style-name="ce99" office:value-type="string" calcext:value-type="string">
            <text:p>GL-80 thread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2" table:formula="of:=3.1*2+4.5" office:value-type="currency" office:currency="USD" office:value="10.7" calcext:value-type="currency">
            <text:p>$10.70</text:p>
          </table:table-cell>
          <table:table-cell table:style-name="ce110" table:formula="of:=[.D31]*[.E31]" office:value-type="currency" office:currency="USD" office:value="21.4" calcext:value-type="currency">
            <text:p>$21.40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table-cell table:style-name="ce106" office:value-type="string" calcext:value-type="string" table:number-columns-spanned="1" table:number-rows-spanned="7">
            <text:p>For Print Purchase, prices may vary from vendor to vendor. Ligma Scientific charges $0.05/g plus $1.00 per print hour.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4-port lid, PETG</text:p>
          </table:table-cell>
          <table:table-cell table:style-name="ce99" office:value-type="string" calcext:value-type="string">
            <text:p>1/8” NPT (tapped), 7mm hole (bulkhead)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3" table:formula="of:=1.87*2+1.75" office:value-type="currency" office:currency="USD" office:value="5.49" calcext:value-type="currency">
            <text:p>$5.49</text:p>
          </table:table-cell>
          <table:table-cell table:style-name="ce110" table:formula="of:=[.D32]*[.E32]" office:value-type="currency" office:currency="USD" office:value="10.98" calcext:value-type="currency">
            <text:p>$10.98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covered-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PETG Endcap (Top)</text:p>
          </table:table-cell>
          <table:table-cell table:style-name="ce99" office:value-type="string" calcext:value-type="string">
            <text:p>1/8” FNPT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2" table:formula="of:=3.78*2+3" office:value-type="currency" office:currency="USD" office:value="10.56" calcext:value-type="currency">
            <text:p>$10.56</text:p>
          </table:table-cell>
          <table:table-cell table:style-name="ce110" table:formula="of:=[.D33]*[.E33]" office:value-type="currency" office:currency="USD" office:value="10.56" calcext:value-type="currency">
            <text:p>$10.56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covered-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PETG Endcap (Bottom)</text:p>
          </table:table-cell>
          <table:table-cell table:style-name="ce99" office:value-type="string" calcext:value-type="string">
            <text:p>1/8” FNPT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4" table:formula="of:=3.91*2+3.5" office:value-type="currency" office:currency="USD" office:value="11.32" calcext:value-type="currency">
            <text:p>$11.32</text:p>
          </table:table-cell>
          <table:table-cell table:style-name="ce110" table:formula="of:=[.D34]*[.E34]" office:value-type="currency" office:currency="USD" office:value="11.32" calcext:value-type="currency">
            <text:p>$11.32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covered-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PETG Mixer</text:p>
          </table:table-cell>
          <table:table-cell table:style-name="ce99" office:value-type="string" calcext:value-type="string">
            <text:p>1/8” FNPT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2" table:formula="of:=1.44*2+3.75" office:value-type="currency" office:currency="USD" office:value="6.63" calcext:value-type="currency">
            <text:p>$6.63</text:p>
          </table:table-cell>
          <table:table-cell table:style-name="ce110" table:formula="of:=[.D35]*[.E35]" office:value-type="currency" office:currency="USD" office:value="6.63" calcext:value-type="currency">
            <text:p>$6.63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covered-table-cell table:style-name="ce99"/>
          <table:table-cell table:number-columns-repeated="16373"/>
        </table:table-row>
        <table:table-row table:style-name="ro4">
          <table:table-cell table:style-name="ce102" office:value-type="string" calcext:value-type="string">
            <text:p>PETG Peak Tracker</text:p>
          </table:table-cell>
          <table:table-cell table:style-name="ce102" office:value-type="string" calcext:value-type="string">
            <text:p>30.45mm ID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12" table:formula="of:=+0.43*2+0.75" office:value-type="currency" office:currency="USD" office:value="1.61" calcext:value-type="currency">
            <text:p>$1.61</text:p>
          </table:table-cell>
          <table:table-cell table:style-name="ce110" table:formula="of:=[.D36]*[.E36]" office:value-type="currency" office:currency="USD" office:value="1.61" calcext:value-type="currency">
            <text:p>$1.61</text:p>
          </table:table-cell>
          <table:table-cell table:style-name="ce120"/>
          <table:table-cell table:style-name="ce102"/>
          <table:table-cell table:number-columns-repeated="2" table:style-name="ce99" office:value-type="string" calcext:value-type="string">
            <text:p>Ligma Scientific</text:p>
          </table:table-cell>
          <table:covered-table-cell table:style-name="ce102"/>
          <table:table-cell table:number-columns-repeated="16373"/>
        </table:table-row>
        <table:table-row table:style-name="ro4">
          <table:table-cell table:style-name="ce103" office:value-type="string" calcext:value-type="string">
            <text:p>PETG Locking Ring</text:p>
          </table:table-cell>
          <table:table-cell table:style-name="ce103" office:value-type="string" calcext:value-type="string">
            <text:p>30.45mm ID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15" table:formula="of:=0.51*2+0.8" office:value-type="currency" office:currency="USD" office:value="1.82" calcext:value-type="currency">
            <text:p>$1.82</text:p>
          </table:table-cell>
          <table:table-cell table:style-name="ce110" table:formula="of:=[.D37]*[.E37]" office:value-type="currency" office:currency="USD" office:value="3.64" calcext:value-type="currency">
            <text:p>$3.64</text:p>
          </table:table-cell>
          <table:table-cell table:style-name="ce121"/>
          <table:table-cell table:style-name="ce103"/>
          <table:table-cell table:number-columns-repeated="2" table:style-name="ce99" office:value-type="string" calcext:value-type="string">
            <text:p>Ligma Scientific</text:p>
          </table:table-cell>
          <table:covered-table-cell table:style-name="ce103"/>
          <table:table-cell table:number-columns-repeated="16373"/>
        </table:table-row>
        <table:table-row table:style-name="ro1">
          <table:table-cell table:style-name="ce99" office:value-type="string" calcext:value-type="string">
            <text:p>Quartz Envelope</text:p>
          </table:table-cell>
          <table:table-cell table:style-name="ce99" office:value-type="string" calcext:value-type="string">
            <text:p>200mm length, 30 mm OD, 2.5 mm wall thickness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0" office:value-type="currency" office:currency="USD" office:value="20" calcext:value-type="currency">
            <text:p>$20.00</text:p>
          </table:table-cell>
          <table:table-cell table:style-name="ce110" table:formula="of:=[.D38]*[.E38]" office:value-type="currency" office:currency="USD" office:value="20" calcext:value-type="currency">
            <text:p>$20.00</text:p>
          </table:table-cell>
          <table:table-cell table:style-name="ce88" office:value-type="string" calcext:value-type="string">
            <text:p>‎B0C2875X67</text:p>
          </table:table-cell>
          <table:table-cell table:style-name="ce106" office:value-type="string" calcext:value-type="string">
            <text:p><text:a xlink:href="https://www.amazon.com/dp/B0C2875X67" xlink:type="simple">https://www.amazon.com/dp/B0C2875X67</text:a> </text:p>
          </table:table-cell>
          <table:table-cell table:style-name="ce106" office:value-type="string" calcext:value-type="string">
            <text:p>Deschem Scientific Supply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Can be substituted w/ borosilicate glass if external detector is used. Can be longer.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Aggregate price:</text:p>
          </table:table-cell>
          <table:table-cell table:style-name="ce107" table:formula="of:=SUM([.F2:.F40])" office:value-type="currency" office:currency="USD" office:value="521.7" calcext:value-type="currency">
            <text:p>$521.70</text:p>
          </table:table-cell>
          <table:table-cell table:style-name="ce99" table:number-columns-repeated="2"/>
          <table:table-cell table:style-name="ce110" table:number-columns-repeated="2"/>
          <table:table-cell table:style-name="ce118"/>
          <table:table-cell table:style-name="ce16"/>
          <table:table-cell table:style-name="ce106"/>
          <table:table-cell table:style-name="ce99" table:number-columns-repeated="2"/>
          <table:table-cell table:number-columns-repeated="16373"/>
        </table:table-row>
        <table:table-row table:style-name="ro4">
          <table:table-cell table:style-name="Default" table:number-columns-repeated="6"/>
          <table:table-cell table:style-name="ce46"/>
          <table:table-cell table:style-name="Default" table:number-columns-repeated="4"/>
          <table:table-cell table:number-columns-repeated="16373"/>
        </table:table-row>
        <table:table-row table:style-name="ro4">
          <table:table-cell table:number-columns-repeated="6"/>
          <table:table-cell table:style-name="ce122"/>
          <table:table-cell table:number-columns-repeated="16377"/>
        </table:table-row>
        <table:table-row table:style-name="ro4">
          <table:table-cell table:style-name="Default" table:number-columns-repeated="6"/>
          <table:table-cell table:style-name="ce46"/>
          <table:table-cell table:style-name="Default" table:number-columns-repeated="16377"/>
        </table:table-row>
        <table:table-row table:style-name="ro4">
          <table:table-cell table:style-name="Default" table:number-columns-repeated="2"/>
          <table:table-cell table:number-columns-repeated="16382"/>
        </table:table-row>
        <table:table-row table:style-name="ro4" table:number-rows-repeated="104853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3:28:45.240481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0:14:46.603340136</meta:creation-date>
    <dc:date>2026-04-15T13:29:49.608173211</dc:date>
    <meta:editing-duration>P5DT19H59M22S</meta:editing-duration>
    <meta:editing-cycles>25</meta:editing-cycles>
    <meta:generator>LibreOffice/25.2.3.2$Linux_X86_64 LibreOffice_project/520$Build-2</meta:generator>
    <meta:print-date>2026-04-15T13:05:24.933641364</meta:print-date>
    <meta:printed-by>PDF files</meta:printed-by>
    <meta:document-statistic meta:table-count="2" meta:cell-count="745" meta:object-count="0"/>
  </office:meta>
</office:document-meta>
</file>